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bc3bab1b-d51b-4b28-8961-fbcc57c40e28">
        <text:p text:style-name="P5">
    <text:span text:style-name="T4">
      <text:tab/>
    </text:span>
    <text:span text:style-name="White_20_Font">
      <text:span text:style-name="T3">Juli 2021 - Juli 2021 </text:span>
    </text:span>
    <text:span text:style-name="T4">
      <text:tab/>
    </text:span>
    <text:span text:style-name="Color_20_Caps_20_Expanded">
      <text:span text:style-name="T7">Liste!! - </text:span>
    </text:span>
    <text:span text:style-name="Color_20_Caps_20_Expanded">
      <text:span text:style-name="T10">Lista</text:span>
    </text:span>
  </text:p>
        <text:list xml:id="list1382365679" text:style-name="LS4">
          <text:list-header>
            <text:p text:style-name="P16">Kant<text:line-break/>Logistik und Experte<text:line-break/>Leitung von Workshops</text:p>
          </text:list-header>
        </text:list>
        <text:p text:style-name="P9"/>
      </text:section>
      <text:section text:style-name="Sect1" text:name="458e0414-0c1b-47de-9116-6ca5bef2051f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7a9418d7-facf-4e88-909c-f38f9c48c2ad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4450206a-dba1-4b2d-a007-2634e9f0c6dd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f4e796a2-cf8e-453f-9d3b-196d776c1293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1c361db7-b79b-47e8-a40c-df8176bf1455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acaefafa-adfc-4668-ac95-c14f69b3de13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2ece9eb3-5a04-47fc-8840-ed75c5f60d06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Sozilaisationund <text:line-break/> kantianir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